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911cm" table:align="left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2.91cm"/>
    </style:style>
    <style:style style:name="Tabla1.1" style:family="table-row">
      <style:table-row-properties fo:background-color="#87ceeb">
        <style:background-image/>
      </style:table-row-properties>
    </style:style>
    <style:style style:name="Tab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1.B1" style:family="table-cell">
      <style:table-cell-properties style:vertical-align="middle" style:border-line-width="0.002cm 0.088cm 0.002cm" fo:padding="0.049cm" fo:border="2.6pt double #808080"/>
    </style:style>
    <style:style style:name="Tabla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" style:family="table">
      <style:table-properties style:width="11.666cm" table:align="left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3.388cm"/>
    </style:style>
    <style:style style:name="Tabla2.C" style:family="table-column">
      <style:table-column-properties style:column-width="2.819cm"/>
    </style:style>
    <style:style style:name="Tabla2.D" style:family="table-column">
      <style:table-column-properties style:column-width="1.459cm"/>
    </style:style>
    <style:style style:name="Tabla2.1" style:family="table-row">
      <style:table-row-properties fo:background-color="#87ceeb">
        <style:background-image/>
      </style:table-row-properties>
    </style:style>
    <style:style style:name="Tabla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2.D1" style:family="table-cell">
      <style:table-cell-properties style:vertical-align="middle" style:border-line-width="0.002cm 0.088cm 0.002cm" fo:padding="0.049cm" fo:border="2.6pt double #808080"/>
    </style:style>
    <style:style style:name="Tabla2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" style:family="table">
      <style:table-properties style:width="11.478cm" table:align="left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3.388cm"/>
    </style:style>
    <style:style style:name="Tabla3.C" style:family="table-column">
      <style:table-column-properties style:column-width="2.819cm"/>
    </style:style>
    <style:style style:name="Tabla3.D" style:family="table-column">
      <style:table-column-properties style:column-width="1.27cm"/>
    </style:style>
    <style:style style:name="Tabla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D1" style:family="table-cell">
      <style:table-cell-properties style:vertical-align="middle" fo:background-color="#ff0000" style:border-line-width="0.002cm 0.088cm 0.002cm" fo:padding="0.049cm" fo:border="2.6pt double #808080">
        <style:background-image/>
      </style:table-cell-properties>
    </style:style>
    <style:style style:name="Tabla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.A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.A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4" style:family="table-cell">
      <style:table-cell-properties style:vertical-align="middle" fo:background-color="#ff0000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letín 36</text:p>
      <text:p text:style-name="P5"/>
      <text:p text:style-name="Standard"/>
      <text:p text:style-name="P5"><text:s/>Dado el siguiente XML:</text:p>
      <text:p text:style-name="Standard"/>
      <text:section text:style-name="Sect1" text:name="Sección1">
        <text:p text:style-name="Standard">&lt;?xml version="1.0" encoding="UTF-8"?&gt;</text:p>
        <text:p text:style-name="Standard">&lt;libros&gt;</text:p>
        <text:p text:style-name="Standard">&lt;libro leng="español"&gt;</text:p>
        <text:p text:style-name="Standard"><text:s text:c="4"/>&lt;titulo&gt;Fuente Ovejuna&lt;/titulo&gt;</text:p>
        <text:p text:style-name="Standard"><text:s text:c="4"/>&lt;autor&gt;Lope de Vega&lt;/autor&gt;</text:p>
        <text:p text:style-name="Standard"><text:s text:c="4"/>&lt;isbn&gt;84-9815-002-7&lt;/isbn&gt;</text:p>
        <text:p text:style-name="Standard"><text:s text:c="4"/>&lt;precio&gt;32.50&lt;/precio&gt;</text:p>
        <text:p text:style-name="Standard"><text:s text:c="2"/>&lt;/libro&gt;</text:p>
        <text:p text:style-name="Standard">&lt;libro leng="español"&gt;</text:p>
        <text:p text:style-name="Standard"><text:s text:c="4"/>&lt;titulo&gt;La Celestina&lt;/titulo&gt;</text:p>
        <text:p text:style-name="Standard"><text:s text:c="4"/>&lt;autor&gt;Fernando de Rojas&lt;/autor&gt;</text:p>
        <text:p text:style-name="Standard"><text:s text:c="4"/>&lt;isbn&gt;84-96390-96-9&lt;/isbn&gt;</text:p>
        <text:p text:style-name="Standard"><text:s text:c="4"/>&lt;precio&gt;21.45&lt;/precio&gt;</text:p>
        <text:p text:style-name="Standard"><text:s text:c="2"/>&lt;/libro&gt;</text:p>
        <text:p text:style-name="Standard"><text:s text:c="2"/>&lt;libro leng="frances"&gt;</text:p>
        <text:p text:style-name="Standard"><text:s text:c="4"/>&lt;titulo&gt;El enfermo imaginario&lt;/titulo&gt;</text:p>
        <text:p text:style-name="Standard"><text:s text:c="4"/>&lt;autor&gt;Moliere&lt;/autor&gt;</text:p>
        <text:p text:style-name="Standard"><text:s text:c="4"/>&lt;isbn&gt;84-96380-96-9&lt;/isbn&gt;</text:p>
        <text:p text:style-name="Standard"><text:s text:c="4"/>&lt;precio&gt;28.45&lt;/precio&gt;</text:p>
        <text:p text:style-name="Standard"><text:s text:c="2"/>&lt;/libro&gt;</text:p>
        <text:p text:style-name="Standard">&lt;libro leng="español"&gt;</text:p>
        <text:p text:style-name="Standard"><text:s text:c="4"/>&lt;titulo&gt;Don Juan Tenorio&lt;/titulo&gt;</text:p>
        <text:p text:style-name="Standard"><text:s text:c="4"/>&lt;autor&gt;Jose Zorilla&lt;/autor&gt;</text:p>
        <text:p text:style-name="Standard"><text:s text:c="3"/>&lt;isbn&gt;84-96390-97-7&lt;/isbn&gt;</text:p>
        <text:p text:style-name="Standard"><text:s text:c="3"/>&lt;precio&gt;45.26&lt;/precio&gt;</text:p>
        <text:p text:style-name="Standard"><text:s text:c="2"/>&lt;/libro&gt;</text:p>
        <text:p text:style-name="Standard">&lt;/libros&gt;</text:p>
      </text:section>
      <text:p text:style-name="Standard"/>
      <text:p text:style-name="P3">Realizar mediante hojas de estilo XSL las transformaciones siguientes:</text:p>
      <text:p text:style-name="P3"/>
      <text:p text:style-name="P3">a) Obtener:</text:p>
      <text:h text:style-name="Heading_20_1" text:outline-level="1">Mi Biblioteca</text:h>
      <text:p text:style-name="Text_20_body"><text:span text:style-name="T1">Titulo:</text:span>Fuente Ovejuna<text:line-break/><text:span text:style-name="T1">Autor:</text:span>Lope de Vega<text:line-break/></text:p>
      <text:p text:style-name="Text_20_body"><text:span text:style-name="T1">Titulo:</text:span>La Celestina<text:line-break/><text:span text:style-name="T1">Autor:</text:span>Fernando de Rojas<text:line-break/></text:p>
      <text:p text:style-name="Text_20_body"><text:span text:style-name="T1">Titulo:</text:span>El enfermo imaginario<text:line-break/><text:span text:style-name="T1">Autor:</text:span>Moliere<text:line-break/></text:p>
      <text:p text:style-name="Text_20_body"><text:span text:style-name="T1">Titulo:</text:span>Don Juan Tenorio<text:line-break/><text:span text:style-name="T1">Autor:</text:span>Jose Zorilla</text:p>
      <text:h text:style-name="P2" text:outline-level="1">b) Listado de título y autor ordenado por título.</text:h>
      <text:h text:style-name="P2" text:outline-level="1">c) Obtener:</text:h>
      <text:h text:style-name="Heading_20_1" text:outline-level="1">Mi Biblioteca</text:h>
      <text:p text:style-name="Text_20_body"><text:span text:style-name="T2">Titulo: </text:span>Fuente Ovejuna<text:line-break/><text:span text:style-name="T2">Autor: </text:span>Lope de Vega<text:line-break/><text:span text:style-name="T2">Precio: </text:span>32.50</text:p>
      <text:p text:style-name="Text_20_body"><text:line-break/><text:span text:style-name="T2">Titulo: </text:span>Don Juan Tenorio<text:line-break/><text:soft-page-break/><text:span text:style-name="T2">Autor: </text:span>Jose Zorilla<text:line-break/><text:span text:style-name="T2">Precio: </text:span>45.26</text:p>
      <text:h text:style-name="P2" text:outline-level="1">d) Cargar un combo con los títulos de los libros.</text:h>
      <text:p text:style-name="P6">e) Listado de todos los libros en español (título y autor).</text:p>
      <text:h text:style-name="P2" text:outline-level="1">f)</text:h>
      <text:h text:style-name="Heading_20_1" text:outline-level="1">Mi Biblioteca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Titulo</text:p>
          </table:table-cell>
          <table:table-cell table:style-name="Tabla1.B1" office:value-type="string">
            <text:p text:style-name="P1">Isbn</text:p>
          </table:table-cell>
        </table:table-row>
        <table:table-row table:style-name="TableLine2572320758656">
          <table:table-cell table:style-name="Tabla1.A2" office:value-type="string">
            <text:p text:style-name="Table_20_Contents">Fuente Ovejuna</text:p>
          </table:table-cell>
          <table:table-cell table:style-name="Tabla1.B2" office:value-type="string">
            <text:p text:style-name="Table_20_Contents">84-9815-002-7</text:p>
          </table:table-cell>
        </table:table-row>
        <table:table-row table:style-name="TableLine2572320756752">
          <table:table-cell table:style-name="Tabla1.A2" office:value-type="string">
            <text:p text:style-name="Table_20_Contents">La Celestina</text:p>
          </table:table-cell>
          <table:table-cell table:style-name="Tabla1.B2" office:value-type="string">
            <text:p text:style-name="Table_20_Contents">84-96390-96-9</text:p>
          </table:table-cell>
        </table:table-row>
        <table:table-row table:style-name="TableLine2572320769808">
          <table:table-cell table:style-name="Tabla1.A2" office:value-type="string">
            <text:p text:style-name="Table_20_Contents">El enfermo imaginario</text:p>
          </table:table-cell>
          <table:table-cell table:style-name="Tabla1.B2" office:value-type="string">
            <text:p text:style-name="Table_20_Contents">84-96380-96-9</text:p>
          </table:table-cell>
        </table:table-row>
        <table:table-row table:style-name="TableLine2572320757024">
          <table:table-cell table:style-name="Tabla1.A2" office:value-type="string">
            <text:p text:style-name="Table_20_Contents">Don Juan Tenorio</text:p>
          </table:table-cell>
          <table:table-cell table:style-name="Tabla1.B2" office:value-type="string">
            <text:p text:style-name="Table_20_Contents">84-96390-97-7</text:p>
          </table:table-cell>
        </table:table-row>
      </table:table>
      <text:p text:style-name="Text_20_body"/>
      <text:p text:style-name="P6">g)</text:p>
      <text:h text:style-name="Heading_20_1" text:outline-level="1">Mi Biblioteca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Titulo</text:p>
          </table:table-cell>
          <table:table-cell table:style-name="Tabla2.A1" office:value-type="string">
            <text:p text:style-name="P1">Autor</text:p>
          </table:table-cell>
          <table:table-cell table:style-name="Tabla2.A1" office:value-type="string">
            <text:p text:style-name="P1">Isbn</text:p>
          </table:table-cell>
          <table:table-cell table:style-name="Tabla2.D1" office:value-type="string">
            <text:p text:style-name="P1">Precio</text:p>
          </table:table-cell>
        </table:table-row>
        <table:table-row table:style-name="TableLine2572320763824">
          <table:table-cell table:style-name="Tabla2.A2" office:value-type="string">
            <text:p text:style-name="Table_20_Contents">Fuente Ovejuna</text:p>
          </table:table-cell>
          <table:table-cell table:style-name="Tabla2.A2" office:value-type="string">
            <text:p text:style-name="Table_20_Contents">Lope de Vega</text:p>
          </table:table-cell>
          <table:table-cell table:style-name="Tabla2.A2" office:value-type="string">
            <text:p text:style-name="Table_20_Contents">84-9815-002-7</text:p>
          </table:table-cell>
          <table:table-cell table:style-name="Tabla2.D2" office:value-type="string">
            <text:p text:style-name="Table_20_Contents">32.50</text:p>
          </table:table-cell>
        </table:table-row>
        <table:table-row table:style-name="TableLine2572320765728">
          <table:table-cell table:style-name="Tabla2.A2" office:value-type="string">
            <text:p text:style-name="Table_20_Contents">La Celestina</text:p>
          </table:table-cell>
          <table:table-cell table:style-name="Tabla2.A2" office:value-type="string">
            <text:p text:style-name="Table_20_Contents">Fernando de Rojas</text:p>
          </table:table-cell>
          <table:table-cell table:style-name="Tabla2.A2" office:value-type="string">
            <text:p text:style-name="Table_20_Contents">84-96390-96-9</text:p>
          </table:table-cell>
          <table:table-cell table:style-name="Tabla2.D2" office:value-type="string">
            <text:p text:style-name="Table_20_Contents">21.45</text:p>
          </table:table-cell>
        </table:table-row>
        <table:table-row table:style-name="TableLine2572320764640">
          <table:table-cell table:style-name="Tabla2.A2" office:value-type="string">
            <text:p text:style-name="Table_20_Contents">El enfermo imaginario</text:p>
          </table:table-cell>
          <table:table-cell table:style-name="Tabla2.A2" office:value-type="string">
            <text:p text:style-name="Table_20_Contents">Moliere</text:p>
          </table:table-cell>
          <table:table-cell table:style-name="Tabla2.A2" office:value-type="string">
            <text:p text:style-name="Table_20_Contents">84-96380-96-9</text:p>
          </table:table-cell>
          <table:table-cell table:style-name="Tabla2.D2" office:value-type="string">
            <text:p text:style-name="Table_20_Contents">28.45</text:p>
          </table:table-cell>
        </table:table-row>
        <table:table-row table:style-name="TableLine2572320771168">
          <table:table-cell table:style-name="Tabla2.A2" office:value-type="string">
            <text:p text:style-name="Table_20_Contents">Don Juan Tenorio</text:p>
          </table:table-cell>
          <table:table-cell table:style-name="Tabla2.A2" office:value-type="string">
            <text:p text:style-name="Table_20_Contents">Jose Zorilla</text:p>
          </table:table-cell>
          <table:table-cell table:style-name="Tabla2.A2" office:value-type="string">
            <text:p text:style-name="Table_20_Contents">84-96390-97-7</text:p>
          </table:table-cell>
          <table:table-cell table:style-name="Tabla2.D2" office:value-type="string">
            <text:p text:style-name="Table_20_Contents">45.26</text:p>
          </table:table-cell>
        </table:table-row>
      </table:table>
      <text:p text:style-name="Text_20_body"><text:line-break/><text:line-break/><text:span text:style-name="T1">El numero de libros es = </text:span>4 </text:p>
      <text:p text:style-name="Text_20_body"/>
      <text:p text:style-name="Text_20_body">h) Obtener una tabla en la que las celdas de los precios mayores de 30 € figuren en rojo y obtener a continuación de la tabla el precio medio de todos los libros.</text:p>
      <text:p text:style-name="Text_20_body"/>
      <text:p text:style-name="Text_20_body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572320771440">
          <table:table-cell table:style-name="Tabla3.A1" office:value-type="string">
            <text:p text:style-name="Table_20_Contents">Fuente Ovejuna</text:p>
          </table:table-cell>
          <table:table-cell table:style-name="Tabla3.A1" office:value-type="string">
            <text:p text:style-name="Table_20_Contents">Lope de Vega</text:p>
          </table:table-cell>
          <table:table-cell table:style-name="Tabla3.A1" office:value-type="string">
            <text:p text:style-name="Table_20_Contents">84-9815-002-7</text:p>
          </table:table-cell>
          <table:table-cell table:style-name="Tabla3.D1" office:value-type="string">
            <text:p text:style-name="Table_20_Contents">32.50</text:p>
          </table:table-cell>
        </table:table-row>
        <table:table-row table:style-name="TableLine2572320779056">
          <table:table-cell table:style-name="Tabla3.A4" office:value-type="string">
            <text:p text:style-name="Table_20_Contents">La Celestina</text:p>
          </table:table-cell>
          <table:table-cell table:style-name="Tabla3.B4" office:value-type="string">
            <text:p text:style-name="Table_20_Contents">Fernando de Rojas</text:p>
          </table:table-cell>
          <table:table-cell table:style-name="Tabla3.C4" office:value-type="string">
            <text:p text:style-name="Table_20_Contents">84-96390-96-9</text:p>
          </table:table-cell>
          <table:table-cell table:style-name="Tabla3.D3" office:value-type="string">
            <text:p text:style-name="Table_20_Contents">21.45</text:p>
          </table:table-cell>
        </table:table-row>
        <table:table-row table:style-name="TableLine2572320787760">
          <table:table-cell table:style-name="Tabla3.A4" office:value-type="string">
            <text:p text:style-name="Table_20_Contents">El enfermo imaginario</text:p>
          </table:table-cell>
          <table:table-cell table:style-name="Tabla3.B4" office:value-type="string">
            <text:p text:style-name="Table_20_Contents">Moliere</text:p>
          </table:table-cell>
          <table:table-cell table:style-name="Tabla3.C4" office:value-type="string">
            <text:p text:style-name="Table_20_Contents">84-96380-96-9</text:p>
          </table:table-cell>
          <table:table-cell table:style-name="Tabla3.D3" office:value-type="string">
            <text:p text:style-name="Table_20_Contents">28.45</text:p>
          </table:table-cell>
        </table:table-row>
        <table:table-row table:style-name="TableLine2572320773888">
          <table:table-cell table:style-name="Tabla3.A4" office:value-type="string">
            <text:p text:style-name="Table_20_Contents">Don Juan Tenorio</text:p>
          </table:table-cell>
          <table:table-cell table:style-name="Tabla3.B4" office:value-type="string">
            <text:p text:style-name="Table_20_Contents">Jose Zorilla</text:p>
          </table:table-cell>
          <table:table-cell table:style-name="Tabla3.C4" office:value-type="string">
            <text:p text:style-name="Table_20_Contents">84-96390-97-7</text:p>
          </table:table-cell>
          <table:table-cell table:style-name="Tabla3.D4" office:value-type="string">
            <text:p text:style-name="Table_20_Contents">45.26</text:p>
          </table:table-cell>
        </table:table-row>
      </table:table>
      <text:p text:style-name="Text_20_body"><text:s/></text:p>
      <text:p text:style-name="Text_20_body"/>
      <text:p text:style-name="Text_20_body"><text:span text:style-name="T2">La media de los precios</text:span> = 31.91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04-25T18:12:27.88</meta:creation-date>
    <dc:date>2018-05-02T21:39:54.244000000</dc:date>
    <meta:editing-duration>PT57M17S</meta:editing-duration>
    <meta:editing-cycles>8</meta:editing-cycles>
    <meta:generator>LibreOffice/7.1.4.2$Windows_X86_64 LibreOffice_project/a529a4fab45b75fefc5b6226684193eb000654f6</meta:generator>
    <meta:document-statistic meta:table-count="3" meta:image-count="0" meta:object-count="0" meta:page-count="2" meta:paragraph-count="98" meta:word-count="261" meta:character-count="2038" meta:non-whitespace-character-count="1791"/>
  </office:meta>
</office:document-meta>
</file>